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User control and freedom</text:h>
      <text:p text:style-name="Text_20_body"/>
      <text:h text:style-name="Heading_20_3" text:outline-level="3">Probleme: </text:h>
      <text:p text:style-name="P1">keine interne Vor – und Zurückfunktion.</text:p>
      <text:p text:style-name="P1"/>
      <text:h text:style-name="Heading_20_3" text:outline-level="3">Lösung: </text:h>
      <text:p text:style-name="P1">Zurück – und Vorwärtsfunktion ist bereits im Browser eingebaut.</text:p>
      <text:p text:style-name="Text_20_body"><text:span text:style-name="T1">Durch die permanent sichtbare Navigationsleiste ist jederzeit das Ansteuern aller Seiten möglich.</text:span></text:p>
      <text:p text:style-name="Text_20_body"><text:span text:style-name="T1">Durch die schlichte Struktur der Website ist die Navigationsleiste leicht zu bedienen.</text:span></text:p>
      <text:h text:style-name="Heading_20_2" text:outline-level="2"/>
      <text:h text:style-name="Heading_20_2" text:outline-level="2">Recognition rather than recall</text:h>
      <text:p text:style-name="Text_20_body"/>
      <text:h text:style-name="Heading_20_3" text:outline-level="3">Probleme: </text:h>
      <text:p text:style-name="P1">Keine Funktionsanleitung der Website vorhanden.</text:p>
      <text:p text:style-name="P1">Da die Inhalte im Prototyp noch nicht feststanden, können noch keine konkreten Kritikpunkte dazu genannt werden, allerdings konnten wir uns durch die Heuristik im<text:line-break/>Voraus Gedanken zur sinnvollen Darstellung des Inhalts machen (siehe Lösungen).</text:p>
      <text:h text:style-name="Heading_20_3" text:outline-level="3">Lösungen:</text:h>
      <text:p text:style-name="P1">Klar strukturierter und schlichter Aufbau der Website erübrigen eine Funktionsanleitung des Systems.</text:p>
      <text:p text:style-name="P1">Sinnvolle Wiederholungen (beispielsweise in der Fächer-Seite und in den einzelnen Fach-Seiten) minimieren die nötige Gedächtniskraft des Nutz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his Welker</meta:initial-creator>
    <meta:creation-date>2018-02-03T14:36:24.12</meta:creation-date>
    <meta:document-statistic meta:table-count="0" meta:image-count="0" meta:object-count="0" meta:page-count="1" meta:paragraph-count="14" meta:word-count="119" meta:character-count="910"/>
    <dc:date>2018-02-03T15:43:37.99</dc:date>
    <dc:creator>Mathis Welker</dc:creator>
    <meta:editing-duration>PT4M53S</meta:editing-duration>
    <meta:editing-cycles>1</meta:editing-cycles>
    <meta:generator>OpenOffice/4.1.0$Win32 OpenOffice.org_project/410m18$Build-9764</meta:generator>
  </office:meta>
</office:document-meta>
</file>